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B00000102BAEC64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8pt" style:text-underline-style="none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00ae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color="#00ae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3.81cm" svg:x="1.635cm" svg:y="1.1cm">
          <draw:image xlink:href="Pictures/100000000000039B00000102BAEC6429.png" xlink:type="simple" xlink:show="embed" xlink:actuate="onLoad">
            <text:p/>
          </draw:image>
        </draw:frame>
        <draw:line draw:style-name="gr2" draw:text-style-name="P1" draw:layer="layout" svg:x1="1cm" svg:y1="7.15cm" svg:x2="16.78cm" svg:y2="7.15cm">
          <text:p/>
        </draw:line>
        <draw:line draw:style-name="gr2" draw:text-style-name="P1" draw:layer="layout" svg:x1="1.095cm" svg:y1="11.765cm" svg:x2="16.875cm" svg:y2="11.765cm">
          <text:p/>
        </draw:line>
        <draw:custom-shape draw:style-name="gr3" draw:text-style-name="P3" draw:layer="layout" svg:width="3.175cm" svg:height="0.956cm" svg:x="3.651cm" svg:y="5.801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429cm" svg:height="0.956cm" svg:x="6.826cm" svg:y="5.801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55cm" svg:height="0.956cm" svg:x="9.255cm" svg:y="5.799cm">
          <text:p text:style-name="P2"><text:span text:style-name="T2">Perform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956cm" svg:x="13.7cm" svg:y="5.799cm">
          <text:p text:style-name="P2"><text:span text:style-name="T2">Songs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2.736cm" svg:y="4.938cm">
          <draw:text-box>
            <text:p text:style-name="P5">CD</text:p>
          </draw:text-box>
        </draw:frame>
        <draw:frame draw:style-name="gr5" draw:text-style-name="P7" draw:layer="layout" svg:width="1.256cm" svg:height="1.195cm" svg:x="1.074cm" svg:y="5.72cm">
          <draw:text-box>
            <text:p text:style-name="P6"><text:span text:style-name="T3">a)</text:span></text:p>
          </draw:text-box>
        </draw:frame>
        <draw:custom-shape draw:style-name="gr3" draw:text-style-name="P3" draw:layer="layout" svg:width="3.175cm" svg:height="0.956cm" svg:x="4.056cm" svg:y="8.213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231cm" svg:y="8.213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3.141cm" svg:y="7.35cm">
          <draw:text-box>
            <text:p text:style-name="P5">CD</text:p>
          </draw:text-box>
        </draw:frame>
        <draw:custom-shape draw:style-name="gr3" draw:text-style-name="P3" draw:id="id2" draw:layer="layout" svg:width="3.175cm" svg:height="0.956cm" svg:x="4.056cm" svg:y="8.214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231cm" svg:y="8.214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3.141cm" svg:y="7.351cm">
          <draw:text-box>
            <text:p text:style-name="P5">CD</text:p>
          </draw:text-box>
        </draw:frame>
        <draw:custom-shape draw:style-name="gr4" draw:text-style-name="P4" draw:layer="layout" svg:width="4.455cm" svg:height="0.956cm" svg:x="6.715cm" svg:y="10.45cm">
          <text:p text:style-name="P2"><text:span text:style-name="T2">Perform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0.956cm" svg:x="11.16cm" svg:y="10.45cm">
          <text:p text:style-name="P2"><text:span text:style-name="T2">Song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" draw:layer="layout" svg:width="2.55cm" svg:height="0.956cm" svg:x="4.175cm" svg:y="10.452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65cm" svg:x1="4.175cm" svg:y1="10.93cm" svg:x2="4.056cm" svg:y2="8.692cm" draw:start-shape="id1" draw:start-glue-point="3" draw:end-shape="id2" draw:end-glue-point="3" svg:d="m4175 10930h-1270v-2238h1151">
          <text:p/>
        </draw:connector>
        <draw:frame draw:style-name="gr5" draw:layer="layout" svg:width="6.573cm" svg:height="0.962cm" svg:x="3.229cm" svg:y="9.503cm">
          <draw:text-box>
            <text:p text:style-name="P5">PerformersAndSongs</text:p>
          </draw:text-box>
        </draw:frame>
        <draw:frame draw:style-name="gr5" draw:text-style-name="P7" draw:layer="layout" svg:width="1.302cm" svg:height="1.195cm" svg:x="1.079cm" svg:y="9.034cm">
          <draw:text-box>
            <text:p text:style-name="P6"><text:span text:style-name="T3">b)</text:span></text:p>
          </draw:text-box>
        </draw:frame>
        <draw:custom-shape draw:style-name="gr3" draw:text-style-name="P3" draw:layer="layout" svg:width="3.175cm" svg:height="0.956cm" svg:x="3.886cm" svg:y="12.745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061cm" svg:y="12.745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2.971cm" svg:y="11.982cm">
          <draw:text-box>
            <text:p text:style-name="P5">CD</text:p>
          </draw:text-box>
        </draw:frame>
        <draw:custom-shape draw:style-name="gr3" draw:text-style-name="P3" draw:id="id4" draw:layer="layout" svg:width="3.175cm" svg:height="0.956cm" svg:x="3.886cm" svg:y="12.746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061cm" svg:y="12.746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515cm" svg:x1="4.14cm" svg:y1="15.762cm" svg:x2="3.886cm" svg:y2="13.224cm" draw:start-shape="id3" draw:start-glue-point="3" draw:end-shape="id4" draw:end-glue-point="3" svg:d="m4140 15762h-1270v-2538h1016">
          <text:p/>
        </draw:connector>
        <draw:frame draw:style-name="gr5" draw:layer="layout" svg:width="3.643cm" svg:height="0.962cm" svg:x="2.759cm" svg:y="14.335cm">
          <draw:text-box>
            <text:p text:style-name="P5">Performers</text:p>
          </draw:text-box>
        </draw:frame>
        <draw:custom-shape draw:style-name="gr4" draw:text-style-name="P3" draw:id="id3" draw:layer="layout" svg:width="1.905cm" svg:height="0.956cm" svg:x="4.14cm" svg:y="15.284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0.956cm" svg:x="6.045cm" svg:y="15.284cm">
          <text:p text:style-name="P2"><text:span text:style-name="T1">Performer</text:span></text:p>
          <draw:enhanced-geometry svg:viewBox="0 0 21600 21600" draw:type="rectangle" draw:enhanced-path="M 0 0 L 21600 0 21600 21600 0 21600 0 0 Z N"/>
        </draw:custom-shape>
        <draw:frame draw:style-name="gr5" draw:layer="layout" svg:width="2.301cm" svg:height="0.962cm" svg:x="9.779cm" svg:y="14.37cm">
          <draw:text-box>
            <text:p text:style-name="P5">Songs</text:p>
          </draw:text-box>
        </draw:frame>
        <draw:custom-shape draw:style-name="gr4" draw:text-style-name="P3" draw:id="id5" draw:layer="layout" svg:width="1.905cm" svg:height="0.956cm" svg:x="11.16cm" svg:y="15.219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0.956cm" svg:x="13.065cm" svg:y="15.219cm">
          <text:p text:style-name="P2"><text:span text:style-name="T1">So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126cm" svg:x1="12.112cm" svg:y1="15.219cm" svg:x2="5.473cm" svg:y2="13.702cm" draw:start-shape="id5" draw:start-glue-point="0" draw:end-shape="id4" draw:end-glue-point="2" svg:d="m12112 15219v-884h-6639v-633">
          <text:p/>
        </draw:connector>
        <draw:frame draw:style-name="gr5" draw:text-style-name="P7" draw:layer="layout" svg:width="1.256cm" svg:height="1.195cm" svg:x="1.209cm" svg:y="13.567cm">
          <draw:text-box>
            <text:p text:style-name="P6"><text:span text:style-name="T3">c)</text:span></text:p>
          </draw:text-box>
        </draw:frame>
        <draw:line draw:style-name="gr2" draw:text-style-name="P1" draw:layer="layout" svg:x1="1cm" svg:y1="16.875cm" svg:x2="16.78cm" svg:y2="16.875cm">
          <text:p/>
        </draw:line>
        <draw:custom-shape draw:style-name="gr3" draw:text-style-name="P3" draw:layer="layout" svg:width="3.175cm" svg:height="0.956cm" svg:x="4.086cm" svg:y="17.825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261cm" svg:y="17.825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3.171cm" svg:y="16.962cm">
          <draw:text-box>
            <text:p text:style-name="P5">CD</text:p>
          </draw:text-box>
        </draw:frame>
        <draw:custom-shape draw:style-name="gr3" draw:text-style-name="P3" draw:id="id7" draw:layer="layout" svg:width="3.175cm" svg:height="0.956cm" svg:x="4.086cm" svg:y="17.826cm">
          <text:p text:style-name="P2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94cm" svg:height="0.956cm" svg:x="7.261cm" svg:y="17.826cm">
          <text:p text:style-name="P2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421cm" svg:height="0.962cm" svg:x="3.171cm" svg:y="16.963cm">
          <draw:text-box>
            <text:p text:style-name="P5">CD</text:p>
          </draw:text-box>
        </draw:frame>
        <draw:connector draw:style-name="gr6" draw:text-style-name="P1" draw:layer="layout" draw:line-skew="-0.515cm" svg:x1="4.34cm" svg:y1="20.842cm" svg:x2="4.086cm" svg:y2="18.304cm" draw:start-shape="id6" draw:start-glue-point="3" draw:end-shape="id7" draw:end-glue-point="3" svg:d="m4340 20842h-1270v-2538h1016">
          <text:p/>
        </draw:connector>
        <draw:frame draw:style-name="gr5" draw:layer="layout" svg:width="3.643cm" svg:height="0.962cm" svg:x="2.959cm" svg:y="19.415cm">
          <draw:text-box>
            <text:p text:style-name="P5">Performers</text:p>
          </draw:text-box>
        </draw:frame>
        <draw:custom-shape draw:style-name="gr4" draw:text-style-name="P3" draw:id="id6" draw:layer="layout" svg:width="1.905cm" svg:height="0.956cm" svg:x="4.34cm" svg:y="20.364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0.956cm" svg:x="6.245cm" svg:y="20.364cm">
          <text:p text:style-name="P2"><text:span text:style-name="T2">Performer</text:span></text:p>
          <draw:enhanced-geometry svg:viewBox="0 0 21600 21600" draw:type="rectangle" draw:enhanced-path="M 0 0 L 21600 0 21600 21600 0 21600 0 0 Z N"/>
        </draw:custom-shape>
        <draw:frame draw:style-name="gr5" draw:layer="layout" svg:width="2.301cm" svg:height="0.962cm" svg:x="9.779cm" svg:y="19.35cm">
          <draw:text-box>
            <text:p text:style-name="P5">Songs</text:p>
          </draw:text-box>
        </draw:frame>
        <draw:custom-shape draw:style-name="gr4" draw:text-style-name="P3" draw:id="id8" draw:layer="layout" svg:width="1.905cm" svg:height="0.956cm" svg:x="11.16cm" svg:y="20.299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0.956cm" svg:x="13.065cm" svg:y="20.299cm">
          <text:p text:style-name="P2"><text:span text:style-name="T2">So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112cm" svg:y1="20.299cm" svg:x2="5.673cm" svg:y2="18.782cm" draw:start-shape="id8" draw:start-glue-point="0" draw:end-shape="id7" draw:end-glue-point="2" svg:d="m12112 20299v-758h-6439v-759">
          <text:p/>
        </draw:connector>
        <draw:frame draw:style-name="gr5" draw:text-style-name="P7" draw:layer="layout" svg:width="1.302cm" svg:height="1.195cm" svg:x="1.309cm" svg:y="18.648cm">
          <draw:text-box>
            <text:p text:style-name="P6"><text:span text:style-name="T3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rlando Karam</meta:initial-creator>
    <meta:creation-date>2010-02-12T11:34:19</meta:creation-date>
    <dc:date>2010-02-12T12:19:28</dc:date>
    <dc:creator>Orlando Karam</dc:creator>
    <meta:editing-duration>PT00H29M58S</meta:editing-duration>
    <meta:editing-cycles>1</meta:editing-cycles>
    <meta:generator>OpenOffice.org/3.0$Unix OpenOffice.org_project/300m9$Build-9358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